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8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7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107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0"/>
    <style:style style:name="ce1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1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34" style:family="table-cell" style:parent-style-name="Default">
      <style:table-cell-properties fo:border-bottom="none" fo:border-left="0.74pt solid #000000" fo:border-right="none" fo:border-top="none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43" style:family="table-cell" style:parent-style-name="Default" style:data-style-name="N0">
      <style:text-properties fo:color="#000000"/>
    </style:style>
    <style:style style:name="ce53" style:family="table-cell" style:parent-style-name="Default" style:data-style-name="N0">
      <style:table-cell-properties style:vertical-align="middle"/>
    </style:style>
    <style:style style:name="ce24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52" style:family="table-cell" style:parent-style-name="Default" style:data-style-name="N0">
      <style:table-cell-properties fo:background-color="transparent"/>
    </style:style>
    <style:style style:name="ce25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ext-properties fo:color="#800000"/>
    </style:style>
    <style:style style:name="ce244" style:family="table-cell" style:parent-style-name="Default" style:data-style-name="N0">
      <style:table-cell-properties style:vertical-align="middle"/>
    </style:style>
    <style:style style:name="ce255" style:family="table-cell" style:parent-style-name="Default">
      <style:table-cell-properties style:vertical-align="middle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8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7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9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9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03" style:family="table-cell" style:parent-style-name="Default" style:data-style-name="N0">
      <style:text-properties fo:font-weight="bold" style:font-weight-asian="bold" style:font-weight-complex="bold"/>
    </style:style>
    <style:style style:name="ce30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0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11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29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3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3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3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3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3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6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7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2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3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3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4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4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45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8"/>
        <table:table-column table:style-name="co2" table:default-cell-style-name="ce182"/>
        <table:table-column table:style-name="co3" table:default-cell-style-name="ce182"/>
        <table:table-column table:style-name="co4" table:default-cell-style-name="ce182"/>
        <table:table-column table:style-name="co5" table:default-cell-style-name="ce182"/>
        <table:table-column table:style-name="co3" table:default-cell-style-name="ce182"/>
        <table:table-column table:style-name="co6" table:default-cell-style-name="ce182"/>
        <table:table-column table:style-name="co3" table:number-columns-repeated="1015" table:default-cell-style-name="ce182"/>
        <table:table-column table:style-name="co7" table:default-cell-style-name="ce182"/>
        <table:table-column table:style-name="co7" table:default-cell-style-name="Default"/>
        <table:table-row table:style-name="ro1">
          <table:table-cell table:style-name="ce163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7-01" calcext:value-type="date">
            <text:p>1/7/19</text:p>
          </table:table-cell>
          <table:table-cell table:style-name="ce192" office:value-type="string" calcext:value-type="string">
            <text:p>Realizada</text:p>
          </table:table-cell>
          <table:table-cell table:style-name="ce205" office:value-type="string" calcext:value-type="string">
            <text:p><text:span text:style-name="T2">Slides_01 // Slides_02</text:span>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7-03" calcext:value-type="date">
            <text:p>3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7-08" calcext:value-type="date">
            <text:p>8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3 //  Slides_04</text:span></text:p>
          </table:table-cell>
          <table:table-cell table:style-name="ce22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7-10" calcext:value-type="date">
            <text:p>10/7/19</text:p>
          </table:table-cell>
          <table:table-cell table:style-name="ce193" office:value-type="string" calcext:value-type="string">
            <text:p>Realizada</text:p>
          </table:table-cell>
          <table:table-cell table:style-name="ce212" office:value-type="string" calcext:value-type="string">
            <text:p><text:span text:style-name="T5"> Slides_04 //  Slides_05</text:span>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7-15" calcext:value-type="date">
            <text:p>15/7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7-22" calcext:value-type="date">
            <text:p>22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7-24" calcext:value-type="date">
            <text:p>24/7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29" calcext:value-type="date">
            <text:p>29/7/19</text:p>
          </table:table-cell>
          <table:table-cell table:style-name="ce193"/>
          <table:table-cell table:style-name="ce213" office:value-type="string" calcext:value-type="string">
            <text:p>classes_abstratas_internas_e_interfaces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7-31" calcext:value-type="date">
            <text:p>31/7/19</text:p>
          </table:table-cell>
          <table:table-cell table:style-name="ce193"/>
          <table:table-cell table:style-name="ce213"/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8-05" calcext:value-type="date">
            <text:p>5/8/19</text:p>
          </table:table-cell>
          <table:table-cell table:style-name="ce194"/>
          <table:table-cell table:style-name="ce216" office:value-type="string" calcext:value-type="string">
            <text:p>exceptions, collections</text:p>
          </table:table-cell>
          <table:table-cell table:style-name="ce230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8-07" calcext:value-type="date">
            <text:p>7/8/19</text:p>
          </table:table-cell>
          <table:table-cell table:style-name="ce196"/>
          <table:table-cell table:style-name="ce217" office:value-type="string" calcext:value-type="string">
            <text:p>BD / JDBC (apenas Fábica e Testa conexão foram implementadas)</text:p>
          </table:table-cell>
          <table:table-cell table:style-name="ce223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8-12" calcext:value-type="date">
            <text:p>12/8/19</text:p>
          </table:table-cell>
          <table:table-cell table:style-name="ce197"/>
          <table:table-cell table:style-name="ce213" office:value-type="string" calcext:value-type="string">
            <text:p>JDBC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8-14" calcext:value-type="date">
            <text:p>14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/>
          <table:table-cell table:style-name="ce197"/>
          <table:table-cell table:style-name="ce213" office:value-type="string" calcext:value-type="string">
            <text:p>Bootstrap, JS – Github</text:p>
          </table:table-cell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/>
          <table:table-cell table:style-name="ce197"/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/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172" office:value-type="string" calcext:value-type="string">
            <text:p>Aula 17</text:p>
          </table:table-cell>
          <table:table-cell table:style-name="ce186"/>
          <table:table-cell table:style-name="ce198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31" office:value-type="string" calcext:value-type="string">
            <text:p>Jsp-servlet-crud</text:p>
          </table:table-cell>
          <table:covered-table-cell table:style-name="ce243"/>
          <table:table-cell table:style-name="ce247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  <table:table-cell/>
        </table:table-row>
        <table:table-row table:style-name="ro3">
          <table:table-cell table:style-name="ce175" office:value-type="string" calcext:value-type="string">
            <text:p>Aula 18</text:p>
          </table:table-cell>
          <table:table-cell table:style-name="ce187"/>
          <table:table-cell table:style-name="ce200"/>
          <table:table-cell table:style-name="ce219" office:value-type="string" calcext:value-type="string">
            <text:p>Concluir e Revisar CRUD, Passar filtro,  <text:span text:style-name="T6">Criar 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32" office:value-type="string" calcext:value-type="string">
            <text:p>Jsp-servlet-crud</text:p>
          </table:table-cell>
          <table:covered-table-cell table:style-name="ce53"/>
          <table:table-cell table:style-name="ce248" office:value-type="float" office:value="140" calcext:value-type="float">
            <text:p>140</text:p>
          </table:table-cell>
          <table:table-cell table:style-name="ce232"/>
          <table:table-cell table:style-name="ce244" table:number-columns-repeated="1015"/>
          <table:table-cell table:style-name="ce255"/>
        </table:table-row>
        <table:table-row table:style-name="ro4">
          <table:table-cell table:style-name="ce166" office:value-type="string" calcext:value-type="string">
            <text:p>Aula 19</text:p>
          </table:table-cell>
          <table:table-cell table:style-name="ce185"/>
          <table:table-cell table:style-name="ce197"/>
          <table:table-cell table:style-name="ce216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29" office:value-type="string" calcext:value-type="string">
            <text:p>Jsp-servlet-crud-filtro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4">
          <table:table-cell table:style-name="ce176" office:value-type="string" calcext:value-type="string">
            <text:p>Aula 20</text:p>
          </table:table-cell>
          <table:table-cell table:style-name="ce188"/>
          <table:table-cell table:style-name="ce202"/>
          <table:table-cell table:style-name="ce220" office:value-type="string" calcext:value-type="string">
            <text:p>Criar crud com JPA</text:p>
          </table:table-cell>
          <table:table-cell table:style-name="ce233" office:value-type="string" calcext:value-type="string">
            <text:p>Jsp-servlet-crud <text:span text:style-name="T6">(com JPA)</text:span></text:p>
          </table:table-cell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49"/>
          <table:table-cell table:number-columns-repeated="1016"/>
        </table:table-row>
        <table:table-row table:style-name="ro1">
          <table:table-cell table:style-name="ce177" office:value-type="string" calcext:value-type="string">
            <text:p>Aula 21</text:p>
          </table:table-cell>
          <table:table-cell table:style-name="ce190"/>
          <table:table-cell table:style-name="ce196"/>
          <table:table-cell table:style-name="ce221"/>
          <table:table-cell table:style-name="ce234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/>
          <table:table-cell table:style-name="ce203"/>
          <table:table-cell table:style-name="ce216"/>
          <table:table-cell table:style-name="ce23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/>
          <table:table-cell table:style-name="ce203"/>
          <table:table-cell table:style-name="ce213"/>
          <table:table-cell table:style-name="ce178"/>
          <table:covered-table-cell table:style-name="ce11"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6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/>
          <table:table-cell table:style-name="ce239"/>
          <table:covered-table-cell table:style-name="ce11"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6"/>
        </table:table-row>
        <table:table-row table:style-name="ro1">
          <table:table-cell table:number-columns-repeated="7"/>
          <table:table-cell table:style-name="ce25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163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/>
          <table:table-cell table:style-name="ce262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3" office:value-type="string" calcext:value-type="string">
            <text:p>Aula 01</text:p>
          </table:table-cell>
          <table:table-cell table:style-name="ce184" office:value-type="date" office:date-value="2019-06-04" calcext:value-type="date">
            <text:p>4/6/19</text:p>
          </table:table-cell>
          <table:table-cell table:style-name="ce192" office:value-type="string" calcext:value-type="string">
            <text:p>Paga</text:p>
          </table:table-cell>
          <table:table-cell table:style-name="ce205"/>
          <table:table-cell table:style-name="ce403"/>
          <table:table-cell table:style-name="ce223"/>
          <table:table-cell table:style-name="ce240" office:value-type="string" calcext:value-type="string" table:number-columns-spanned="1" table:number-rows-spanned="8">
            <text:p>OO</text:p>
          </table:table-cell>
          <table:table-cell table:style-name="ce28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2</text:p>
          </table:table-cell>
          <table:table-cell table:style-name="ce185" office:value-type="date" office:date-value="2019-05-11" calcext:value-type="date">
            <text:p>11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3</text:p>
          </table:table-cell>
          <table:table-cell table:style-name="ce185" office:value-type="date" office:date-value="2019-05-18" calcext:value-type="date">
            <text:p>18/5/19</text:p>
          </table:table-cell>
          <table:table-cell table:style-name="ce193" office:value-type="string" calcext:value-type="string">
            <text:p>Paga</text:p>
          </table:table-cell>
          <table:table-cell table:style-name="ce206"/>
          <table:table-cell table:style-name="ce404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4</text:p>
          </table:table-cell>
          <table:table-cell table:style-name="ce185" office:value-type="date" office:date-value="2019-06-01" calcext:value-type="date">
            <text:p>1/6/19</text:p>
          </table:table-cell>
          <table:table-cell table:style-name="ce390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6-08" calcext:value-type="date">
            <text:p>8/6/19</text:p>
          </table:table-cell>
          <table:table-cell table:style-name="ce391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6-15" calcext:value-type="date">
            <text:p>15/6/19</text:p>
          </table:table-cell>
          <table:table-cell table:style-name="ce193" office:value-type="string" calcext:value-type="string">
            <text:p>Paga</text:p>
          </table:table-cell>
          <table:table-cell table:style-name="ce213"/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6-29" calcext:value-type="date">
            <text:p>29/6/19</text:p>
          </table:table-cell>
          <table:table-cell table:style-name="ce193" office:value-type="string" calcext:value-type="string">
            <text:p>Paga</text:p>
          </table:table-cell>
          <table:table-cell table:style-name="ce398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7-13" calcext:value-type="date">
            <text:p>13/7/19</text:p>
          </table:table-cell>
          <table:table-cell table:style-name="ce193" office:value-type="string" calcext:value-type="string">
            <text:p>Paga</text:p>
          </table:table-cell>
          <table:table-cell table:style-name="ce399"/>
          <table:table-cell table:style-name="ce406"/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Aula 09</text:p>
          </table:table-cell>
          <table:table-cell table:style-name="ce184" office:value-type="string" calcext:value-type="string">
            <text:p>20/7</text:p>
          </table:table-cell>
          <table:table-cell table:style-name="ce196" office:value-type="string" calcext:value-type="string">
            <text:p>Realizada</text:p>
          </table:table-cell>
          <table:table-cell table:style-name="ce213" office:value-type="string" calcext:value-type="string">
            <text:p>BD / JDBC (apensa Fábica e Testa conexão foram implementadas)</text:p>
          </table:table-cell>
          <table:table-cell table:style-name="ce178" table:number-columns-repeated="2"/>
          <table:table-cell table:style-name="ce240" office:value-type="string" calcext:value-type="string" table:number-columns-spanned="1" table:number-rows-spanned="9">
            <text:p>Web</text:p>
          </table:table-cell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0</text:p>
          </table:table-cell>
          <table:table-cell table:style-name="ce185" office:value-type="date" office:date-value="2019-07-27" calcext:value-type="date">
            <text:p>27/7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1</text:p>
          </table:table-cell>
          <table:table-cell table:style-name="ce185" office:value-type="date" office:date-value="2019-08-03" calcext:value-type="date">
            <text:p>3/8/19</text:p>
          </table:table-cell>
          <table:table-cell table:style-name="ce197"/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2</text:p>
          </table:table-cell>
          <table:table-cell table:style-name="ce185" office:value-type="date" office:date-value="2019-08-10" calcext:value-type="date">
            <text:p>10/8/19</text:p>
          </table:table-cell>
          <table:table-cell table:style-name="ce197"/>
          <table:table-cell table:style-name="ce247" office:value-type="string" calcext:value-type="string">
            <text:p>Bootstrap, JS – Github == Servlet, JSP/HTML simples</text:p>
          </table:table-cell>
          <table:table-cell table:style-name="ce178" table:number-columns-repeated="2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/>
          <table:table-cell table:style-name="ce197"/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/>
          <table:table-cell table:style-name="ce197"/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6"/>
          <table:table-cell table:style-name="ce198"/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</text:p>
          </table:table-cell>
          <table:table-cell table:style-name="ce281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/>
          <table:table-cell table:style-name="ce197"/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/>
          <table:table-cell table:style-name="ce185"/>
          <table:table-cell table:style-name="ce197"/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229" office:value-type="string" calcext:value-type="string">
            <text:p>Jsf-hello5, jsf-hello6</text:p>
          </table:table-cell>
          <table:table-cell table:style-name="ce178"/>
          <table:covered-table-cell/>
          <table:table-cell table:style-name="ce213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3" office:value-type="string" calcext:value-type="string">
            <text:p>Aula 17</text:p>
          </table:table-cell>
          <table:table-cell table:style-name="ce387"/>
          <table:table-cell table:style-name="ce394"/>
          <table:table-cell table:style-name="ce274" office:value-type="string" calcext:value-type="string">
            <text:p>Maven – Modularização do projeto BD</text:p>
          </table:table-cell>
          <table:table-cell table:style-name="ce407" office:value-type="string" calcext:value-type="string">
            <text:p>Jsf-hello5, jsf-hello6</text:p>
          </table:table-cell>
          <table:table-cell table:style-name="ce274"/>
          <table:table-cell table:style-name="ce240" office:value-type="string" calcext:value-type="string" table:number-columns-spanned="1" table:number-rows-spanned="9">
            <text:p>Frameworks</text:p>
          </table:table-cell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8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</text:p>
          </table:table-cell>
          <table:table-cell table:style-name="ce405"/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9</text:p>
          </table:table-cell>
          <table:table-cell table:style-name="ce258"/>
          <table:table-cell table:style-name="ce268"/>
          <table:table-cell table:style-name="ce178" office:value-type="string" calcext:value-type="string">
            <text:p>PrimeFaces, dataTable prime showcase, ajax e botões – JPA (Começar implentação JPA ou continuar)</text:p>
          </table:table-cell>
          <table:table-cell table:style-name="ce405" office:value-type="string" calcext:value-type="string">
            <text:p>prime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20</text:p>
          </table:table-cell>
          <table:table-cell table:style-name="ce258"/>
          <table:table-cell table:style-name="ce268"/>
          <table:table-cell table:style-name="ce178" office:value-type="string" calcext:value-type="string">
            <text:p>JPA</text:p>
          </table:table-cell>
          <table:table-cell table:style-name="ce405" office:value-type="string" calcext:value-type="string">
            <text:p>prime, jpa-hello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1</text:p>
          </table:table-cell>
          <table:table-cell table:style-name="ce258"/>
          <table:table-cell table:style-name="ce396"/>
          <table:table-cell table:style-name="ce178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5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5" office:value-type="string" calcext:value-type="string">
            <text:p>Jpa-jsf-2 v2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258"/>
          <table:table-cell table:style-name="ce268"/>
          <table:table-cell table:style-name="ce178" office:value-type="string" calcext:value-type="string">
            <text:p>Revisão proj anterior, Exercício,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258"/>
          <table:table-cell table:style-name="ce268"/>
          <table:table-cell table:style-name="ce178" office:value-type="string" calcext:value-type="string">
            <text:p>Exercício</text:p>
          </table:table-cell>
          <table:table-cell table:style-name="ce405" office:value-type="string" calcext:value-type="string">
            <text:p>Jpa-jsf-3</text:p>
          </table:table-cell>
          <table:table-cell table:style-name="ce178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/>
          <table:table-cell table:style-name="ce261"/>
          <table:table-cell table:style-name="ce270"/>
          <table:table-cell table:style-name="ce275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4 /// Jpa-jsf-v5</text:p>
          </table:table-cell>
          <table:table-cell table:style-name="ce275"/>
          <table:covered-table-cell/>
          <table:table-cell table:style-name="ce268" office:value-type="float" office:value="175" calcext:value-type="float">
            <text:p>175</text:p>
          </table:table-cell>
          <table:table-cell table:style-name="ce252"/>
          <table:table-cell table:number-columns-repeated="1015"/>
        </table:table-row>
        <table:table-row table:style-name="ro1">
          <table:table-cell table:number-columns-repeated="7"/>
          <table:table-cell table:style-name="ce410"/>
          <table:table-cell table:style-name="ce252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3" table:default-cell-style-name="ce11"/>
        <table:table-column table:style-name="co6" table:default-cell-style-name="ce11"/>
        <table:table-column table:style-name="co3" table:number-columns-repeated="1015" table:default-cell-style-name="ce11"/>
        <table:table-column table:style-name="co7" table:default-cell-style-name="ce11"/>
        <table:table-row table:style-name="ro1">
          <table:table-cell table:style-name="ce28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/>
          <table:table-cell table:style-name="ce183" office:value-type="string" calcext:value-type="string">
            <text:p>Projeto</text:p>
          </table:table-cell>
          <table:table-cell table:style-name="ce183"/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01</text:p>
          </table:table-cell>
          <table:table-cell table:style-name="ce184" office:value-type="date" office:date-value="2019-02-04" calcext:value-type="date">
            <text:p>4/2/19</text:p>
          </table:table-cell>
          <table:table-cell table:style-name="ce192" office:value-type="string" calcext:value-type="string">
            <text:p>Realizada</text:p>
          </table:table-cell>
          <table:table-cell table:style-name="ce217" office:value-type="string" calcext:value-type="string">
            <text:p>Somente slide 01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2</text:p>
          </table:table-cell>
          <table:table-cell table:style-name="ce185" office:value-type="date" office:date-value="2019-02-06" calcext:value-type="date">
            <text:p>6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3</text:p>
          </table:table-cell>
          <table:table-cell table:style-name="ce185" office:value-type="date" office:date-value="2019-02-11" calcext:value-type="date">
            <text:p>11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228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4</text:p>
          </table:table-cell>
          <table:table-cell table:style-name="ce185" office:value-type="date" office:date-value="2019-02-13" calcext:value-type="date">
            <text:p>13/2/19</text:p>
          </table:table-cell>
          <table:table-cell table:style-name="ce193" office:value-type="string" calcext:value-type="string">
            <text:p>Realizada</text:p>
          </table:table-cell>
          <table:table-cell table:style-name="ce289"/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5</text:p>
          </table:table-cell>
          <table:table-cell table:style-name="ce185" office:value-type="date" office:date-value="2019-02-18" calcext:value-type="date">
            <text:p>18/2/19</text:p>
          </table:table-cell>
          <table:table-cell table:style-name="ce193" office:value-type="string" calcext:value-type="string">
            <text:p>Realizada</text:p>
          </table:table-cell>
          <table:table-cell table:style-name="ce206" office:value-type="string" calcext:value-type="string">
            <text:p>Array, inicio OO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6</text:p>
          </table:table-cell>
          <table:table-cell table:style-name="ce185" office:value-type="date" office:date-value="2019-02-20" calcext:value-type="date">
            <text:p>20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7</text:p>
          </table:table-cell>
          <table:table-cell table:style-name="ce185" office:value-type="date" office:date-value="2019-02-25" calcext:value-type="date">
            <text:p>25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Herança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8</text:p>
          </table:table-cell>
          <table:table-cell table:style-name="ce185" office:value-type="date" office:date-value="2019-02-26" calcext:value-type="date">
            <text:p>26/2/19</text:p>
          </table:table-cell>
          <table:table-cell table:style-name="ce193" office:value-type="string" calcext:value-type="string">
            <text:p>Realizada</text:p>
          </table:table-cell>
          <table:table-cell table:style-name="ce213" office:value-type="string" calcext:value-type="string">
            <text:p>classes_abstratas_internas_e_interfaces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6" office:value-type="string" calcext:value-type="string">
            <text:p>Aula 09</text:p>
          </table:table-cell>
          <table:table-cell table:style-name="ce185" office:value-type="date" office:date-value="2019-03-11" calcext:value-type="date">
            <text:p>11/3/19</text:p>
          </table:table-cell>
          <table:table-cell table:style-name="ce193" office:value-type="string" calcext:value-type="string">
            <text:p>Realizada</text:p>
          </table:table-cell>
          <table:table-cell table:style-name="ce213"/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10</text:p>
          </table:table-cell>
          <table:table-cell table:style-name="ce185" office:value-type="date" office:date-value="2019-03-13" calcext:value-type="date">
            <text:p>13/3/19</text:p>
          </table:table-cell>
          <table:table-cell table:style-name="ce194" office:value-type="string" calcext:value-type="string">
            <text:p>Realizad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30"/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1</text:p>
          </table:table-cell>
          <table:table-cell table:style-name="ce184" office:value-type="date" office:date-value="2019-03-18" calcext:value-type="date">
            <text:p>18/3/19</text:p>
          </table:table-cell>
          <table:table-cell table:style-name="ce196" office:value-type="string" calcext:value-type="string">
            <text:p>Realizad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 table:number-columns-repeated="2"/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2</text:p>
          </table:table-cell>
          <table:table-cell table:style-name="ce185" office:value-type="date" office:date-value="2019-03-20" calcext:value-type="date">
            <text:p>20/3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JDBC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3</text:p>
          </table:table-cell>
          <table:table-cell table:style-name="ce185" office:value-type="date" office:date-value="2019-03-27" calcext:value-type="date">
            <text:p>27/3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HTML, CSS, JS</text:p>
          </table:table-cell>
          <table:table-cell table:style-name="ce229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4</text:p>
          </table:table-cell>
          <table:table-cell table:style-name="ce185" office:value-type="date" office:date-value="2019-04-01" calcext:value-type="date">
            <text:p>1/4/19</text:p>
          </table:table-cell>
          <table:table-cell table:style-name="ce197" office:value-type="string" calcext:value-type="string">
            <text:p>Realizada</text:p>
          </table:table-cell>
          <table:table-cell table:style-name="ce213" office:value-type="string" calcext:value-type="string">
            <text:p>Bootstrap, JS – Github</text:p>
          </table:table-cell>
          <table:table-cell table:style-name="ce178" table:number-columns-repeated="2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5</text:p>
          </table:table-cell>
          <table:table-cell table:style-name="ce185" office:value-type="date" office:date-value="2019-04-03" calcext:value-type="date">
            <text:p>3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6</text:p>
          </table:table-cell>
          <table:table-cell table:style-name="ce185" office:value-type="date" office:date-value="2019-04-08" calcext:value-type="date">
            <text:p>8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Redirecionar, JSP, JSTL c:forEach Git/Github</text:p>
          </table:table-cell>
          <table:table-cell table:style-name="ce229" office:value-type="string" calcext:value-type="string">
            <text:p>Servlet-jsp-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2">
          <table:table-cell table:style-name="ce285" office:value-type="string" calcext:value-type="string">
            <text:p>Aula 17</text:p>
          </table:table-cell>
          <table:table-cell table:style-name="ce186" office:value-type="date" office:date-value="2019-04-10" calcext:value-type="date">
            <text:p>10/4/19</text:p>
          </table:table-cell>
          <table:table-cell table:style-name="ce198" office:value-type="string" calcext:value-type="string">
            <text:p>-</text:p>
          </table:table-cell>
          <table:table-cell table:style-name="ce290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293" office:value-type="string" calcext:value-type="string">
            <text:p>Jsp-servlet-crud</text:p>
          </table:table-cell>
          <table:table-cell table:style-name="ce281"/>
          <table:covered-table-cell/>
          <table:table-cell table:style-name="ce296" office:value-type="float" office:value="140" calcext:value-type="float">
            <text:p>140</text:p>
          </table:table-cell>
          <table:table-cell table:style-name="ce251"/>
          <table:table-cell table:style-name="ce254" table:number-columns-repeated="1015"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85" office:value-type="date" office:date-value="2019-04-15" calcext:value-type="date">
            <text:p>15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9</text:p>
          </table:table-cell>
          <table:table-cell table:style-name="ce185" office:value-type="date" office:date-value="2019-04-22" calcext:value-type="date">
            <text:p>22/4/19</text:p>
          </table:table-cell>
          <table:table-cell table:style-name="ce197" office:value-type="string" calcext:value-type="string">
            <text:p>Realizad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91" office:value-type="date" office:date-value="2019-04-29" calcext:value-type="date">
            <text:p>29/4/19</text:p>
          </table:table-cell>
          <table:table-cell table:style-name="ce202" office:value-type="string" calcext:value-type="string">
            <text:p>Realizada</text:p>
          </table:table-cell>
          <table:table-cell table:style-name="ce216" office:value-type="string" calcext:value-type="string">
            <text:p>Continuar atividade de criação de CRUD com Servlet e JSP, Git/Github</text:p>
          </table:table-cell>
          <table:table-cell table:style-name="ce178" office:value-type="string" calcext:value-type="string">
            <text:p>-</text:p>
          </table:table-cell>
          <table:table-cell table:style-name="ce275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49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86" office:value-type="string" calcext:value-type="string">
            <text:p>Aula 21</text:p>
          </table:table-cell>
          <table:table-cell table:style-name="ce287" office:value-type="date" office:date-value="2019-05-06" calcext:value-type="date">
            <text:p>6/5/19</text:p>
          </table:table-cell>
          <table:table-cell table:style-name="ce288" office:value-type="string" calcext:value-type="string">
            <text:p>Realizada</text:p>
          </table:table-cell>
          <table:table-cell table:style-name="ce291" office:value-type="string" calcext:value-type="string">
            <text:p>Hello world JSF v1 e v2, Exercício JSF &lt;===&gt;, CRUD JSF ***, Git/Github</text:p>
          </table:table-cell>
          <table:table-cell table:style-name="ce294" office:value-type="string" calcext:value-type="string">
            <text:p>Jsf-hello5, jsf-hello6</text:p>
          </table:table-cell>
          <table:table-cell table:style-name="ce295"/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2</text:p>
          </table:table-cell>
          <table:table-cell table:style-name="ce185" office:value-type="date" office:date-value="2019-05-13" calcext:value-type="date">
            <text:p>13/5/19</text:p>
          </table:table-cell>
          <table:table-cell table:style-name="ce203"/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3</text:p>
          </table:table-cell>
          <table:table-cell table:style-name="ce185" office:value-type="date" office:date-value="2019-05-15" calcext:value-type="date">
            <text:p>15/5/19</text:p>
          </table:table-cell>
          <table:table-cell table:style-name="ce203"/>
          <table:table-cell table:style-name="ce213" office:value-type="string" calcext:value-type="string">
            <text:p>PrimeFaces</text:p>
          </table:table-cell>
          <table:table-cell table:style-name="ce178" office:value-type="string" calcext:value-type="string">
            <text:p>prime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4</text:p>
          </table:table-cell>
          <table:table-cell table:style-name="ce185" office:value-type="date" office:date-value="2019-05-20" calcext:value-type="date">
            <text:p>20/5/19</text:p>
          </table:table-cell>
          <table:table-cell table:style-name="ce203"/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table:style-name="ce178" office:value-type="string" calcext:value-type="string">
            <text:p>prime, jpa-hello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29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5</text:p>
          </table:table-cell>
          <table:table-cell table:style-name="ce185" office:value-type="date" office:date-value="2019-05-22" calcext:value-type="date">
            <text:p>22/5/19</text:p>
          </table:table-cell>
          <table:table-cell table:style-name="ce203"/>
          <table:table-cell table:style-name="ce213" office:value-type="string" calcext:value-type="string">
            <text:p>JPA</text:p>
          </table:table-cell>
          <table:table-cell table:style-name="ce178" office:value-type="string" calcext:value-type="string">
            <text:p>Jpa-hello, Jpa-prime-login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6</text:p>
          </table:table-cell>
          <table:table-cell table:style-name="ce185" office:value-type="date" office:date-value="2019-05-27" calcext:value-type="date">
            <text:p>27/5/19</text:p>
          </table:table-cell>
          <table:table-cell table:style-name="ce203"/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8" office:value-type="string" calcext:value-type="string">
            <text:p>Jpa-jsf-2 v2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7</text:p>
          </table:table-cell>
          <table:table-cell table:style-name="ce185" office:value-type="date" office:date-value="2019-05-29" calcext:value-type="date">
            <text:p>29/5/19</text:p>
          </table:table-cell>
          <table:table-cell table:style-name="ce203"/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8</text:p>
          </table:table-cell>
          <table:table-cell table:style-name="ce185" office:value-type="date" office:date-value="2019-06-03" calcext:value-type="date">
            <text:p>3/6/19</text:p>
          </table:table-cell>
          <table:table-cell table:style-name="ce203"/>
          <table:table-cell table:style-name="ce213" office:value-type="string" calcext:value-type="string">
            <text:p>Revisão proj anterior, Exercício,</text:p>
          </table:table-cell>
          <table:table-cell table:style-name="ce178" office:value-type="string" calcext:value-type="string">
            <text:p>Jpa-jsf-3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9</text:p>
          </table:table-cell>
          <table:table-cell table:style-name="ce185" office:value-type="date" office:date-value="2019-06-05" calcext:value-type="date">
            <text:p>5/6/19</text:p>
          </table:table-cell>
          <table:table-cell table:style-name="ce203"/>
          <table:table-cell table:style-name="ce213" office:value-type="string" calcext:value-type="string">
            <text:p>Exercício</text:p>
          </table:table-cell>
          <table:table-cell table:style-name="ce178" office:value-type="string" calcext:value-type="string">
            <text:p>Jpa-jsf-4</text:p>
          </table:table-cell>
          <table:table-cell table:style-name="ce178"/>
          <table:covered-table-cell/>
          <table:table-cell table:style-name="ce213" office:value-type="float" office:value="140" calcext:value-type="float">
            <text:p>140</text:p>
          </table:table-cell>
          <table:table-cell table:style-name="ce252"/>
          <table:table-cell table:number-columns-repeated="1015"/>
        </table:table-row>
        <table:table-row table:style-name="ro1">
          <table:table-cell table:style-name="ce167" office:value-type="string" calcext:value-type="string">
            <text:p>Aula 30</text:p>
          </table:table-cell>
          <table:table-cell table:style-name="ce191"/>
          <table:table-cell table:style-name="ce204"/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239" office:value-type="string" calcext:value-type="string">
            <text:p>Jpa-jsf-v5</text:p>
          </table:table-cell>
          <table:table-cell table:style-name="ce27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53"/>
          <table:table-cell table:number-columns-repeated="1015"/>
        </table:table-row>
        <table:table-row table:style-name="ro1">
          <table:table-cell table:number-columns-repeated="8"/>
          <table:table-cell table:style-name="ce25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1"/>
        <table:table-column table:style-name="co6" table:default-cell-style-name="ce11"/>
        <table:table-column table:style-name="co11" table:default-cell-style-name="ce178"/>
        <table:table-column table:style-name="co12" table:default-cell-style-name="ce178"/>
        <table:table-column table:style-name="co13" table:default-cell-style-name="ce178"/>
        <table:table-column table:style-name="co14" table:default-cell-style-name="ce178"/>
        <table:table-column table:style-name="co15" table:default-cell-style-name="ce178"/>
        <table:table-column table:style-name="co16" table:default-cell-style-name="ce11"/>
        <table:table-column table:style-name="co3" table:number-columns-repeated="2" table:default-cell-style-name="ce11"/>
        <table:table-column table:style-name="co7" table:number-columns-repeated="1014" table:default-cell-style-name="ce11"/>
        <table:table-row table:style-name="ro5">
          <table:table-cell table:style-name="ce28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</text:p>
          </table:table-cell>
          <table:table-cell table:style-name="ce183" office:value-type="string" calcext:value-type="string">
            <text:p>data</text:p>
          </table:table-cell>
          <table:table-cell table:style-name="ce183" office:value-type="string" calcext:value-type="string">
            <text:p>status</text:p>
          </table:table-cell>
          <table:table-cell table:style-name="ce183" table:number-columns-repeated="2"/>
          <table:table-cell table:style-name="ce183" office:value-type="string" calcext:value-type="string">
            <text:p>aula</text:p>
          </table:table-cell>
          <table:table-cell table:style-name="ce183" office:value-type="string" calcext:value-type="string">
            <text:p>disciplina</text:p>
          </table:table-cell>
          <table:table-cell table:style-name="ce245" office:value-type="string" calcext:value-type="string">
            <text:p>$</text:p>
          </table:table-cell>
          <table:table-cell table:style-name="ce178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9-17" calcext:value-type="date">
            <text:p>17/9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Introdução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OO</text:p>
          </table:table-cell>
          <table:table-cell table:style-name="ce217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9-19" calcext:value-type="date">
            <text:p>19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9-21" calcext:value-type="date">
            <text:p>21/9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9-26" calcext:value-type="date">
            <text:p>26/9/18</text:p>
          </table:table-cell>
          <table:table-cell table:style-name="ce308" office:value-type="string" calcext:value-type="string">
            <text:p>paga</text:p>
          </table:table-cell>
          <table:table-cell table:style-name="ce289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9-28" calcext:value-type="date">
            <text:p>28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10-01" calcext:value-type="date">
            <text:p>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10-03" calcext:value-type="date">
            <text:p>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10-08" calcext:value-type="date">
            <text:p>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10-10" calcext:value-type="date">
            <text:p>10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exceptions, collections</text:p>
          </table:table-cell>
          <table:table-cell table:style-name="ce229"/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58" office:value-type="date" office:date-value="2018-10-15" calcext:value-type="date">
            <text:p>15/10/18</text:p>
          </table:table-cell>
          <table:table-cell table:style-name="ce230" office:value-type="string" calcext:value-type="string">
            <text:p>paga</text:p>
          </table:table-cell>
          <table:table-cell table:style-name="ce220"/>
          <table:table-cell table:style-name="ce230"/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10-17" calcext:value-type="date">
            <text:p>17/10/18</text:p>
          </table:table-cell>
          <table:table-cell table:style-name="ce307" office:value-type="string" calcext:value-type="string">
            <text:p>paga</text:p>
          </table:table-cell>
          <table:table-cell table:style-name="ce217" office:value-type="string" calcext:value-type="string">
            <text:p>BD / JDBC (apensa Fábica e Testa conexão foram implementadas)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Web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10-22" calcext:value-type="date">
            <text:p>2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 table:number-columns-repeated="2"/>
          <table:table-cell table:number-columns-repeated="1014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10-26" calcext:value-type="date">
            <text:p>26/10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HTML, CSS, JS, Github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10-31" calcext:value-type="date">
            <text:p>31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11-05" calcext:value-type="date">
            <text:p>5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11-09" calcext:value-type="date">
            <text:p>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11-12" calcext:value-type="date">
            <text:p>12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11-19" calcext:value-type="date">
            <text:p>19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1-21" calcext:value-type="date">
            <text:p>21/11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306" office:value-type="date" office:date-value="2018-11-23" calcext:value-type="date">
            <text:p>23/11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 &lt;===&gt;, CRUD JSF ***, Git/Github</text:p>
          </table:table-cell>
          <table:table-cell table:style-name="ce309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311" office:value-type="date" office:date-value="2018-12-04" calcext:value-type="date">
            <text:p>4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1-26" calcext:value-type="date">
            <text:p>26/11/18</text:p>
          </table:table-cell>
          <table:table-cell table:style-name="ce274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240" office:value-type="string" calcext:value-type="string" table:number-columns-spanned="1" table:number-rows-spanned="10">
            <text:p>Frameworks</text:p>
          </table:table-cell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258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258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9</text:p>
          </table:table-cell>
          <table:table-cell table:style-name="ce258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table:style-name="ce310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1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99" office:value-type="string" calcext:value-type="string">
            <text:p>Aula 30</text:p>
          </table:table-cell>
          <table:table-cell table:style-name="ce261" office:value-type="date" office:date-value="2018-12-17" calcext:value-type="date">
            <text:p>17/12/18</text:p>
          </table:table-cell>
          <table:table-cell table:style-name="ce275" office:value-type="string" calcext:value-type="string">
            <text:p>Realizada</text:p>
          </table:table-cell>
          <table:table-cell table:style-name="ce222"/>
          <table:table-cell table:style-name="ce275"/>
          <table:table-cell table:style-name="ce27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311" office:value-type="date" office:date-value="2018-12-27" calcext:value-type="date">
            <text:p>27/12/18</text:p>
          </table:table-cell>
          <table:table-cell table:style-name="ce313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17" table:default-cell-style-name="ce178"/>
        <table:table-column table:style-name="co18" table:default-cell-style-name="ce178"/>
        <table:table-column table:style-name="co19" table:default-cell-style-name="ce178"/>
        <table:table-column table:style-name="co15" table:default-cell-style-name="ce178"/>
        <table:table-column table:style-name="co3" table:default-cell-style-name="ce11"/>
        <table:table-column table:style-name="co20" table:default-cell-style-name="ce11"/>
        <table:table-column table:style-name="co3" table:default-cell-style-name="ce11"/>
        <table:table-column table:style-name="co21" table:default-cell-style-name="ce11"/>
        <table:table-column table:style-name="co3" table:number-columns-repeated="1012" table:default-cell-style-name="ce11"/>
        <table:table-column table:style-name="co7" table:default-cell-style-name="ce11"/>
        <table:table-row table:style-name="ro1">
          <table:table-cell table:style-name="ce314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327"/>
          <table:table-cell table:number-columns-repeated="1016"/>
        </table:table-row>
        <table:table-row table:style-name="ro1">
          <table:table-cell table:style-name="ce297" office:value-type="string" calcext:value-type="string">
            <text:p>Aula 01</text:p>
          </table:table-cell>
          <table:table-cell table:style-name="ce304" office:value-type="date" office:date-value="2018-07-31" calcext:value-type="date">
            <text:p>31/7/18</text:p>
          </table:table-cell>
          <table:table-cell table:style-name="ce307" office:value-type="string" calcext:value-type="string">
            <text:p>paga</text:p>
          </table:table-cell>
          <table:table-cell table:style-name="ce318"/>
          <table:table-cell table:style-name="ce322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OO</text:p>
          </table:table-cell>
          <table:table-cell table:style-name="ce282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2</text:p>
          </table:table-cell>
          <table:table-cell table:style-name="ce258" office:value-type="date" office:date-value="2018-08-02" calcext:value-type="date">
            <text:p>2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3</text:p>
          </table:table-cell>
          <table:table-cell table:style-name="ce258" office:value-type="date" office:date-value="2018-08-07" calcext:value-type="date">
            <text:p>7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4</text:p>
          </table:table-cell>
          <table:table-cell table:style-name="ce258" office:value-type="date" office:date-value="2018-08-09" calcext:value-type="date">
            <text:p>9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5</text:p>
          </table:table-cell>
          <table:table-cell table:style-name="ce258" office:value-type="date" office:date-value="2018-08-14" calcext:value-type="date">
            <text:p>14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58" office:value-type="date" office:date-value="2018-08-16" calcext:value-type="date">
            <text:p>16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/>
          <table:table-cell table:style-name="ce312"/>
          <table:table-cell table:number-columns-repeated="1014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58" office:value-type="date" office:date-value="2018-08-21" calcext:value-type="date">
            <text:p>21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58" office:value-type="date" office:date-value="2018-08-23" calcext:value-type="date">
            <text:p>23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58" office:value-type="date" office:date-value="2018-08-28" calcext:value-type="date">
            <text:p>28/8/18</text:p>
          </table:table-cell>
          <table:table-cell table:style-name="ce308" office:value-type="string" calcext:value-type="string">
            <text:p>paga</text:p>
          </table:table-cell>
          <table:table-cell table:style-name="ce289"/>
          <table:table-cell table:style-name="ce228"/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9" office:value-type="string" calcext:value-type="string">
            <text:p>Aula 10</text:p>
          </table:table-cell>
          <table:table-cell table:style-name="ce261" office:value-type="date" office:date-value="2018-08-30" calcext:value-type="date">
            <text:p>30/8/18</text:p>
          </table:table-cell>
          <table:table-cell table:style-name="ce230" office:value-type="string" calcext:value-type="string">
            <text:p>paga</text:p>
          </table:table-cell>
          <table:table-cell table:style-name="ce319"/>
          <table:table-cell table:style-name="ce323"/>
          <table:table-cell table:style-name="ce270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178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00" office:value-type="string" calcext:value-type="string">
            <text:p>Aula 11</text:p>
          </table:table-cell>
          <table:table-cell table:style-name="ce305" office:value-type="date" office:date-value="2018-09-04" calcext:value-type="date">
            <text:p>4/9/18</text:p>
          </table:table-cell>
          <table:table-cell table:style-name="ce308" office:value-type="string" calcext:value-type="string">
            <text:p>paga</text:p>
          </table:table-cell>
          <table:table-cell table:style-name="ce217" office:value-type="string" calcext:value-type="string">
            <text:p>BD / JDBC</text:p>
          </table:table-cell>
          <table:table-cell table:style-name="ce223"/>
          <table:table-cell table:style-name="ce223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Web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2</text:p>
          </table:table-cell>
          <table:table-cell table:style-name="ce306" office:value-type="date" office:date-value="2018-09-06" calcext:value-type="date">
            <text:p>6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3</text:p>
          </table:table-cell>
          <table:table-cell table:style-name="ce306" office:value-type="date" office:date-value="2018-09-11" calcext:value-type="date">
            <text:p>11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DBC / HTML, CSS, JS</text:p>
          </table:table-cell>
          <table:table-cell table:style-name="ce229"/>
          <table:table-cell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4</text:p>
          </table:table-cell>
          <table:table-cell table:style-name="ce306" office:value-type="date" office:date-value="2018-09-13" calcext:value-type="date">
            <text:p>13/9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5</text:p>
          </table:table-cell>
          <table:table-cell table:style-name="ce306" office:value-type="date" office:date-value="2018-09-18" calcext:value-type="date">
            <text:p>18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Servlet, JSP/HTML simples</text:p>
          </table:table-cell>
          <table:table-cell table:style-name="ce229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6</text:p>
          </table:table-cell>
          <table:table-cell table:style-name="ce306" office:value-type="date" office:date-value="2018-09-20" calcext:value-type="date">
            <text:p>20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Redirecionar, JSP, JSTL c:forEach</text:p>
          </table:table-cell>
          <table:table-cell table:style-name="ce229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306" office:value-type="date" office:date-value="2018-09-25" calcext:value-type="date">
            <text:p>25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JSP Servlet JDBC MySQL Create Read Update Delete (CRUD) Example (ver até onde a turma consegue implementar)</text:p>
          </table:table-cell>
          <table:table-cell table:style-name="ce229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306" office:value-type="date" office:date-value="2018-09-27" calcext:value-type="date">
            <text:p>27/9/18</text:p>
          </table:table-cell>
          <table:table-cell table:style-name="ce308" office:value-type="string" calcext:value-type="string">
            <text:p>paga</text:p>
          </table:table-cell>
          <table:table-cell table:style-name="ce216" office:value-type="string" calcext:value-type="string">
            <text:p>Concluir e Revisar CRUD, Passar filtro, passar atividade de crtiação de CRUD</text:p>
          </table:table-cell>
          <table:table-cell table:style-name="ce229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10-02" calcext:value-type="date">
            <text:p>2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258" office:value-type="date" office:date-value="2018-10-09" calcext:value-type="date">
            <text:p>9/10/18</text:p>
          </table:table-cell>
          <table:table-cell table:style-name="ce230" office:value-type="string" calcext:value-type="string">
            <text:p>paga</text:p>
          </table:table-cell>
          <table:table-cell table:style-name="ce273" office:value-type="string" calcext:value-type="string">
            <text:p>Hello world JSF, Exercício JSF, CRUD JSF ***, Git/Github</text:p>
          </table:table-cell>
          <table:table-cell table:style-name="ce275" office:value-type="string" calcext:value-type="string">
            <text:p>Jsf-hello5, jsf-hello6</text:p>
          </table:table-cell>
          <table:table-cell table:style-name="ce275" office:value-type="string" calcext:value-type="string">
            <text:p>10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328" office:value-type="date" office:date-value="2018-10-23" calcext:value-type="date">
            <text:p>23/10/18</text:p>
          </table:table-cell>
          <table:table-cell table:style-name="ce17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21</text:p>
          </table:table-cell>
          <table:table-cell table:style-name="ce304" office:value-type="date" office:date-value="2018-10-11" calcext:value-type="date">
            <text:p>11/10/18</text:p>
          </table:table-cell>
          <table:table-cell table:style-name="ce308" office:value-type="string" calcext:value-type="string">
            <text:p>pag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23"/>
          <table:table-cell table:style-name="ce282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10">
            <text:p>Frameworks</text:p>
          </table:table-cell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2</text:p>
          </table:table-cell>
          <table:table-cell table:style-name="ce258" office:value-type="date" office:date-value="2018-10-16" calcext:value-type="date">
            <text:p>16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68" office:value-type="string" calcext:value-type="string">
            <text:p>2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3</text:p>
          </table:table-cell>
          <table:table-cell table:style-name="ce258" office:value-type="date" office:date-value="2018-10-18" calcext:value-type="date">
            <text:p>18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68" office:value-type="string" calcext:value-type="string">
            <text:p>3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4</text:p>
          </table:table-cell>
          <table:table-cell table:style-name="ce258" office:value-type="date" office:date-value="2018-10-23" calcext:value-type="date">
            <text:p>23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68" office:value-type="string" calcext:value-type="string">
            <text:p>4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style-name="ce178"/>
          <table:table-cell table:number-columns-repeated="1015"/>
        </table:table-row>
        <table:table-row table:style-name="ro1">
          <table:table-cell table:style-name="ce298" office:value-type="string" calcext:value-type="string">
            <text:p>Aula 25</text:p>
          </table:table-cell>
          <table:table-cell table:style-name="ce258" office:value-type="date" office:date-value="2018-10-25" calcext:value-type="date">
            <text:p>25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68" office:value-type="string" calcext:value-type="string">
            <text:p>5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6</text:p>
          </table:table-cell>
          <table:table-cell table:style-name="ce258" office:value-type="date" office:date-value="2018-10-30" calcext:value-type="date">
            <text:p>30/10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6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7</text:p>
          </table:table-cell>
          <table:table-cell table:style-name="ce306" office:value-type="date" office:date-value="2018-11-01" calcext:value-type="date">
            <text:p>1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68" office:value-type="string" calcext:value-type="string">
            <text:p>7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98" office:value-type="string" calcext:value-type="string">
            <text:p>Aula 28</text:p>
          </table:table-cell>
          <table:table-cell table:style-name="ce306" office:value-type="date" office:date-value="2018-11-13" calcext:value-type="date">
            <text:p>13/11/18</text:p>
          </table:table-cell>
          <table:table-cell table:style-name="ce308" office:value-type="string" calcext:value-type="string">
            <text:p>paga</text:p>
          </table:table-cell>
          <table:table-cell table:style-name="ce21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68" office:value-type="string" calcext:value-type="string">
            <text:p>8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298" office:value-type="string" calcext:value-type="string">
            <text:p>Aula 29</text:p>
          </table:table-cell>
          <table:table-cell table:style-name="ce306" office:value-type="date" office:date-value="2018-11-20" calcext:value-type="date">
            <text:p>20/11/18</text:p>
          </table:table-cell>
          <table:table-cell table:style-name="ce308" office:value-type="string" calcext:value-type="string">
            <text:p>paga</text:p>
          </table:table-cell>
          <table:table-cell table:style-name="ce320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10" office:value-type="string" calcext:value-type="string">
            <text:p>Jpa-jsf-v5</text:p>
          </table:table-cell>
          <table:table-cell table:style-name="ce268" office:value-type="string" calcext:value-type="string">
            <text:p>9º</text:p>
          </table:table-cell>
          <table:covered-table-cell/>
          <table:table-cell table:style-name="ce268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16" office:value-type="string" calcext:value-type="string">
            <text:p>Aula 30</text:p>
          </table:table-cell>
          <table:table-cell table:style-name="ce317" office:value-type="date" office:date-value="2018-11-22" calcext:value-type="date">
            <text:p>22/11/18</text:p>
          </table:table-cell>
          <table:table-cell table:style-name="ce230" office:value-type="string" calcext:value-type="string">
            <text:p>paga</text:p>
          </table:table-cell>
          <table:table-cell table:style-name="ce321" office:value-type="string" calcext:value-type="string">
            <text:p>Imolementar CRUD - https://examples.javacodegeeks.com/enterprise-java/jsf/jsf-jpa-crud-tutorial/</text:p>
          </table:table-cell>
          <table:table-cell table:style-name="ce324"/>
          <table:table-cell table:style-name="ce325" office:value-type="string" calcext:value-type="string">
            <text:p>10º</text:p>
          </table:table-cell>
          <table:covered-table-cell/>
          <table:table-cell table:style-name="ce325" office:value-type="float" office:value="120" calcext:value-type="float">
            <text:p>120</text:p>
          </table:table-cell>
          <table:table-cell table:style-name="ce329" office:value-type="date" office:date-value="2018-12-06" calcext:value-type="date">
            <text:p>6/12/18</text:p>
          </table:table-cell>
          <table:table-cell table:style-name="ce330" office:value-type="float" office:value="1200" calcext:value-type="float">
            <text:p>1200</text:p>
          </table:table-cell>
          <table:table-cell table:style-name="ce53" table:number-columns-repeated="1014"/>
        </table:table-row>
        <table:table-row table:style-name="ro1">
          <table:table-cell table:style-name="ce30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1"/>
        <table:table-column table:style-name="co3" table:default-cell-style-name="ce178"/>
        <table:table-column table:style-name="co3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3" table:default-cell-style-name="ce11"/>
        <table:table-column table:style-name="co25" table:default-cell-style-name="ce11"/>
        <table:table-column table:style-name="co3" table:default-cell-style-name="ce11"/>
        <table:table-column table:style-name="co7" table:number-columns-repeated="1015" table:default-cell-style-name="ce11"/>
        <table:table-row table:style-name="ro1">
          <table:table-cell table:style-name="ce314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15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178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00" office:value-type="string" calcext:value-type="string">
            <text:p>Aula 01</text:p>
          </table:table-cell>
          <table:table-cell table:style-name="ce337" office:value-type="date" office:date-value="2018-06-23" calcext:value-type="date">
            <text:p>23/6/18</text:p>
          </table:table-cell>
          <table:table-cell table:style-name="ce307" office:value-type="string" calcext:value-type="string">
            <text:p>paga</text:p>
          </table:table-cell>
          <table:table-cell table:style-name="ce426" table:number-columns-repeated="2"/>
          <table:table-cell table:style-name="ce223" office:value-type="float" office:value="5" calcext:value-type="float">
            <text:p>5</text:p>
          </table:table-cell>
          <table:table-cell table:style-name="ce326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2</text:p>
          </table:table-cell>
          <table:table-cell table:style-name="ce338" office:value-type="date" office:date-value="2018-06-30" calcext:value-type="date">
            <text:p>30/6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3</text:p>
          </table:table-cell>
          <table:table-cell table:style-name="ce338" office:value-type="date" office:date-value="2018-07-07" calcext:value-type="date">
            <text:p>7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4</text:p>
          </table:table-cell>
          <table:table-cell table:style-name="ce338" office:value-type="date" office:date-value="2018-07-14" calcext:value-type="date">
            <text:p>14/7/18</text:p>
          </table:table-cell>
          <table:table-cell table:style-name="ce308" office:value-type="string" calcext:value-type="string">
            <text:p>paga</text:p>
          </table:table-cell>
          <table:table-cell table:style-name="ce427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5</text:p>
          </table:table-cell>
          <table:table-cell table:style-name="ce339" office:value-type="date" office:date-value="2018-07-21" calcext:value-type="date">
            <text:p>21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6</text:p>
          </table:table-cell>
          <table:table-cell table:style-name="ce339" office:value-type="date" office:date-value="2018-07-28" calcext:value-type="date">
            <text:p>28/7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07</text:p>
          </table:table-cell>
          <table:table-cell table:style-name="ce339" office:value-type="date" office:date-value="2018-08-04" calcext:value-type="date">
            <text:p>4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08</text:p>
          </table:table-cell>
          <table:table-cell table:style-name="ce339" office:value-type="date" office:date-value="2018-08-11" calcext:value-type="date">
            <text:p>11/8/18</text:p>
          </table:table-cell>
          <table:table-cell table:style-name="ce308" office:value-type="string" calcext:value-type="string">
            <text:p>paga</text:p>
          </table:table-cell>
          <table:table-cell table:style-name="ce430" table:number-columns-repeated="2"/>
          <table:table-cell table:style-name="ce178" office:value-type="float" office:value="5" calcext:value-type="float">
            <text:p>5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2" office:value-type="string" calcext:value-type="string">
            <text:p>Aula 09</text:p>
          </table:table-cell>
          <table:table-cell table:style-name="ce340" office:value-type="date" office:date-value="2018-08-18" calcext:value-type="date">
            <text:p>18/8/18</text:p>
          </table:table-cell>
          <table:table-cell table:style-name="ce371" office:value-type="string" calcext:value-type="string">
            <text:p>paga</text:p>
          </table:table-cell>
          <table:table-cell table:style-name="ce431" office:value-type="string" calcext:value-type="string">
            <text:p>BD / JDBC</text:p>
          </table:table-cell>
          <table:table-cell table:style-name="ce431"/>
          <table:table-cell table:style-name="ce437" office:value-type="string" calcext:value-type="string">
            <text:p>1º</text:p>
          </table:table-cell>
          <table:table-cell table:style-name="ce441" office:value-type="string" calcext:value-type="string" table:number-columns-spanned="1" table:number-rows-spanned="8">
            <text:p>Web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0</text:p>
          </table:table-cell>
          <table:table-cell table:style-name="ce346" office:value-type="date" office:date-value="2018-08-25" calcext:value-type="date">
            <text:p>25/8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JDBC</text:p>
          </table:table-cell>
          <table:table-cell table:style-name="ce434"/>
          <table:table-cell table:style-name="ce43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1</text:p>
          </table:table-cell>
          <table:table-cell table:style-name="ce352" office:value-type="date" office:date-value="2018-09-01" calcext:value-type="date">
            <text:p>1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HTML, CSS, JS</text:p>
          </table:table-cell>
          <table:table-cell table:style-name="ce435"/>
          <table:table-cell table:style-name="ce439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2</text:p>
          </table:table-cell>
          <table:table-cell table:style-name="ce346" office:value-type="date" office:date-value="2018-09-15" calcext:value-type="date">
            <text:p>15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Servlet, JSP/HTML simples</text:p>
          </table:table-cell>
          <table:table-cell table:style-name="ce434" office:value-type="string" calcext:value-type="string">
            <text:p>Servlet-jsp-v1</text:p>
          </table:table-cell>
          <table:table-cell table:style-name="ce438" office:value-type="string" calcext:value-type="string">
            <text:p>4º</text:p>
          </table:table-cell>
          <table:covered-table-cell/>
          <table:table-cell table:style-name="ce328" office:value-type="date" office:date-value="2018-09-28" calcext:value-type="date">
            <text:p>28/9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5" office:value-type="string" calcext:value-type="string">
            <text:p>Aula 13</text:p>
          </table:table-cell>
          <table:table-cell table:style-name="ce356" office:value-type="date" office:date-value="2018-09-22" calcext:value-type="date">
            <text:p>22/9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35" office:value-type="string" calcext:value-type="string">
            <text:p>Servlet-jsp-v2</text:p>
          </table:table-cell>
          <table:table-cell table:style-name="ce439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3" office:value-type="string" calcext:value-type="string">
            <text:p>Aula 14</text:p>
          </table:table-cell>
          <table:table-cell table:style-name="ce358" office:value-type="date" office:date-value="2018-09-29" calcext:value-type="date">
            <text:p>29/9/18</text:p>
          </table:table-cell>
          <table:table-cell table:style-name="ce375" office:value-type="string" calcext:value-type="string">
            <text:p>paga</text:p>
          </table:table-cell>
          <table:table-cell table:style-name="ce434" office:value-type="string" calcext:value-type="string">
            <text:p><text:s/>Repassar listagem JSTL e iniciar CRUD – JSP Servlet JDBC (CRUD)</text:p>
          </table:table-cell>
          <table:table-cell table:style-name="ce434" office:value-type="string" calcext:value-type="string">
            <text:p>Jsp-servlet-crud</text:p>
          </table:table-cell>
          <table:table-cell table:style-name="ce43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5" office:value-type="string" calcext:value-type="string">
            <text:p>Aula 15</text:p>
          </table:table-cell>
          <table:table-cell table:style-name="ce356" office:value-type="date" office:date-value="2018-10-13" calcext:value-type="date">
            <text:p>13/10/18</text:p>
          </table:table-cell>
          <table:table-cell table:style-name="ce381" office:value-type="string" calcext:value-type="string">
            <text:p>paga</text:p>
          </table:table-cell>
          <table:table-cell table:style-name="ce4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435" office:value-type="string" calcext:value-type="string">
            <text:p>Jsp-servlet-crud</text:p>
          </table:table-cell>
          <table:table-cell table:style-name="ce439" office:value-type="string" calcext:value-type="string">
            <text:p>7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6" office:value-type="string" calcext:value-type="string">
            <text:p>Aula 16</text:p>
          </table:table-cell>
          <table:table-cell table:style-name="ce364" office:value-type="date" office:date-value="2018-10-20" calcext:value-type="date">
            <text:p>20/10/18</text:p>
          </table:table-cell>
          <table:table-cell table:style-name="ce382" office:value-type="string" calcext:value-type="string">
            <text:p>paga</text:p>
          </table:table-cell>
          <table:table-cell table:style-name="ce291" office:value-type="string" calcext:value-type="string">
            <text:p>Hello world JSF, Exercício JSF, CRUD JSF ***, Git/Github (apenas hello world do slide foi implementado)</text:p>
          </table:table-cell>
          <table:table-cell table:style-name="ce291" office:value-type="string" calcext:value-type="string">
            <text:p>Jsf-hello5, jsf-hello6, jsf-crud</text:p>
          </table:table-cell>
          <table:table-cell table:style-name="ce294" office:value-type="string" calcext:value-type="string">
            <text:p>8º</text:p>
          </table:table-cell>
          <table:covered-table-cell/>
          <table:table-cell table:style-name="ce328" office:value-type="date" office:date-value="2018-11-05" calcext:value-type="date">
            <text:p>5/11/18</text:p>
          </table:table-cell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17</text:p>
          </table:table-cell>
          <table:table-cell table:style-name="ce365" office:value-type="date" office:date-value="2018-11-10" calcext:value-type="date">
            <text:p>10/11/18</text:p>
          </table:table-cell>
          <table:table-cell table:style-name="ce425" office:value-type="string" calcext:value-type="string">
            <text:p>Realizada</text:p>
          </table:table-cell>
          <table:table-cell table:style-name="ce292" office:value-type="string" calcext:value-type="string">
            <text:p>Maven – Modularização do projeto BD</text:p>
          </table:table-cell>
          <table:table-cell table:style-name="ce292"/>
          <table:table-cell table:style-name="ce178" office:value-type="string" calcext:value-type="string">
            <text:p>1º</text:p>
          </table:table-cell>
          <table:table-cell table:style-name="ce326" office:value-type="string" calcext:value-type="string" table:number-columns-spanned="1" table:number-rows-spanned="8">
            <text:p>Frameworks</text:p>
          </table:table-cell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8</text:p>
          </table:table-cell>
          <table:table-cell table:style-name="ce365" office:value-type="date" office:date-value="2018-11-17" calcext:value-type="date">
            <text:p>17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PrimeFaces, dataTable prime showcase (faltou ajax e botões)</text:p>
          </table:table-cell>
          <table:table-cell table:style-name="ce213" office:value-type="string" calcext:value-type="string">
            <text:p>prime</text:p>
          </table:table-cell>
          <table:table-cell table:style-name="ce178" office:value-type="string" calcext:value-type="string">
            <text:p>2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19</text:p>
          </table:table-cell>
          <table:table-cell table:style-name="ce366" office:value-type="date" office:date-value="2018-11-24" calcext:value-type="date">
            <text:p>24/11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ajax e botões, (parou na inclusão com JPA, finalizar/continuar na próxima aula) JPA</text:p>
          </table:table-cell>
          <table:table-cell table:style-name="ce213" office:value-type="string" calcext:value-type="string">
            <text:p>prime, jpa-hello</text:p>
          </table:table-cell>
          <table:table-cell table:style-name="ce178" office:value-type="string" calcext:value-type="string">
            <text:p>3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31" office:value-type="string" calcext:value-type="string">
            <text:p>Aula 20</text:p>
          </table:table-cell>
          <table:table-cell table:style-name="ce366" office:value-type="date" office:date-value="2018-12-01" calcext:value-type="date">
            <text:p>1/12/18</text:p>
          </table:table-cell>
          <table:table-cell table:style-name="ce425" office:value-type="string" calcext:value-type="string">
            <text:p>Realizada</text:p>
          </table:table-cell>
          <table:table-cell table:style-name="ce213" office:value-type="string" calcext:value-type="string">
            <text:p>JPA / JSF / Bootstrap (parou no exercício com operações JPA, continuar a partir do projeto jpa-jsf-2)</text:p>
          </table:table-cell>
          <table:table-cell table:style-name="ce213" office:value-type="string" calcext:value-type="string">
            <text:p>jpa-jsf-2</text:p>
          </table:table-cell>
          <table:table-cell table:style-name="ce178" office:value-type="string" calcext:value-type="string">
            <text:p>4º</text:p>
          </table:table-cell>
          <table:covered-table-cell/>
          <table:table-cell table:style-name="ce311" office:value-type="date" office:date-value="2018-12-14" calcext:value-type="date">
            <text:p>14/12/18</text:p>
          </table:table-cell>
          <table:table-cell table:style-name="ce443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31" office:value-type="string" calcext:value-type="string">
            <text:p>Aula 21</text:p>
          </table:table-cell>
          <table:table-cell table:style-name="ce367" office:value-type="date" office:date-value="2018-12-08" calcext:value-type="date">
            <text:p>8/12/18</text:p>
          </table:table-cell>
          <table:table-cell table:style-name="ce229" office:value-type="string" calcext:value-type="string">
            <text:p>Realizada</text:p>
          </table:table-cell>
          <table:table-cell table:style-name="ce213" office:value-type="string" calcext:value-type="string">
            <text:p>editar, controle de acesso (implementado somente até a listagem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5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367" office:value-type="date" office:date-value="2018-12-15" calcext:value-type="date">
            <text:p>15/12/18</text:p>
          </table:table-cell>
          <table:table-cell table:style-name="ce178" office:value-type="string" calcext:value-type="string">
            <text:p>Realizada</text:p>
          </table:table-cell>
          <table:table-cell table:style-name="ce213" office:value-type="string" calcext:value-type="string">
            <text:p><text:s/>(continuar a partir da listagem) <text:s/>(implementado até controle de acesso)</text:p>
          </table:table-cell>
          <table:table-cell table:style-name="ce213" office:value-type="string" calcext:value-type="string">
            <text:p>jpa-jsf-3</text:p>
          </table:table-cell>
          <table:table-cell table:style-name="ce178" office:value-type="string" calcext:value-type="string">
            <text:p>6º</text:p>
          </table:table-cell>
          <table:covered-table-cell/>
          <table:table-cell table:style-name="ce178"/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367" office:value-type="date" office:date-value="2019-01-12" calcext:value-type="date">
            <text:p>12/1/19</text:p>
          </table:table-cell>
          <table:table-cell table:style-name="ce178"/>
          <table:table-cell table:style-name="ce213" office:value-type="string" calcext:value-type="string">
            <text:p>Repassar CRUD e fazer Exercicio, facelets template header footer (css na aula para ajustar footer)</text:p>
          </table:table-cell>
          <table:table-cell table:style-name="ce213" office:value-type="string" calcext:value-type="string">
            <text:p>Jpa-jsf-4</text:p>
          </table:table-cell>
          <table:table-cell table:style-name="ce178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4</text:p>
          </table:table-cell>
          <table:table-cell table:style-name="ce368" office:value-type="date" office:date-value="2019-01-19" calcext:value-type="date">
            <text:p>19/1/19</text:p>
          </table:table-cell>
          <table:table-cell table:style-name="ce275"/>
          <table:table-cell table:style-name="ce222" office:value-type="string" calcext:value-type="string">
            <text:p>Criar camada de negócio, incluir relacionamento, explicar CDI</text:p>
          </table:table-cell>
          <table:table-cell table:style-name="ce222" office:value-type="string" calcext:value-type="string">
            <text:p>Jpa-jsf-v5</text:p>
          </table:table-cell>
          <table:table-cell table:style-name="ce275" office:value-type="string" calcext:value-type="string">
            <text:p>8º</text:p>
          </table:table-cell>
          <table:covered-table-cell/>
          <table:table-cell/>
          <table:table-cell table:style-name="ce17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1"/>
        <table:table-column table:style-name="co3" table:default-cell-style-name="ce11"/>
        <table:table-column table:style-name="co3" table:default-cell-style-name="ce178"/>
        <table:table-column table:style-name="co26" table:default-cell-style-name="ce178"/>
        <table:table-column table:style-name="co27" table:default-cell-style-name="ce178"/>
        <table:table-column table:style-name="co24" table:default-cell-style-name="ce178"/>
        <table:table-column table:style-name="co15" table:default-cell-style-name="ce178"/>
        <table:table-column table:style-name="co3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7" table:number-columns-repeated="1013" table:default-cell-style-name="ce11"/>
        <table:table-row table:style-name="ro1">
          <table:table-cell table:style-name="ce180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2" office:value-type="string" calcext:value-type="string">
            <text:p>aula</text:p>
          </table:table-cell>
          <table:table-cell table:style-name="ce262" office:value-type="string" calcext:value-type="string">
            <text:p>data</text:p>
          </table:table-cell>
          <table:table-cell table:style-name="ce262" office:value-type="string" calcext:value-type="string">
            <text:p>status</text:p>
          </table:table-cell>
          <table:table-cell table:style-name="ce262"/>
          <table:table-cell table:style-name="ce262" office:value-type="string" calcext:value-type="string">
            <text:p>projeto</text:p>
          </table:table-cell>
          <table:table-cell table:style-name="ce262" office:value-type="string" calcext:value-type="string">
            <text:p>A/M</text:p>
          </table:table-cell>
          <table:table-cell table:style-name="ce262" office:value-type="string" calcext:value-type="string">
            <text:p>disciplina</text:p>
          </table:table-cell>
          <table:table-cell table:style-name="ce262" office:value-type="string" calcext:value-type="string">
            <text:p>página term</text:p>
          </table:table-cell>
          <table:table-cell table:style-name="ce308"/>
          <table:table-cell table:number-columns-repeated="1015"/>
        </table:table-row>
        <table:table-row table:style-name="ro1">
          <table:table-cell table:style-name="ce303" office:value-type="string" calcext:value-type="string">
            <text:p>Aula 01</text:p>
          </table:table-cell>
          <table:table-cell table:style-name="ce303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table-cell table:style-name="ce18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45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2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12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3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12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03" office:value-type="string" calcext:value-type="string">
            <text:p>Aula 04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12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97" office:value-type="string" calcext:value-type="string">
            <text:p>Aula 05</text:p>
          </table:table-cell>
          <table:table-cell table:style-name="ce322"/>
          <table:table-cell table:style-name="ce322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5" calcext:value-type="float">
            <text:p>5</text:p>
          </table:table-cell>
          <table:table-cell table:style-name="ce24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12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6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12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7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12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8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12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09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12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0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12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98" office:value-type="string" calcext:value-type="string">
            <text:p>Aula 11</text:p>
          </table:table-cell>
          <table:table-cell table:style-name="ce228"/>
          <table:table-cell table:style-name="ce22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99" office:value-type="string" calcext:value-type="string">
            <text:p>Aula 12</text:p>
          </table:table-cell>
          <table:table-cell table:style-name="ce323"/>
          <table:table-cell table:style-name="ce323" office:value-type="string" calcext:value-type="string">
            <text:p>paga</text:p>
          </table:table-cell>
          <table:table-cell table:style-name="ce323" table:number-columns-repeated="2"/>
          <table:table-cell table:style-name="ce27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48" office:value-type="string" calcext:value-type="string">
            <text:p>Aula 13</text:p>
          </table:table-cell>
          <table:table-cell table:style-name="ce307"/>
          <table:table-cell table:style-name="ce307" office:value-type="string" calcext:value-type="string">
            <text:p>paga</text:p>
          </table:table-cell>
          <table:table-cell table:style-name="ce322" table:number-columns-repeated="2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4</text:p>
          </table:table-cell>
          <table:table-cell table:style-name="ce450" office:value-type="date" office:date-value="2018-06-10" calcext:value-type="date">
            <text:p>10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49" office:value-type="string" calcext:value-type="string">
            <text:p>Aula 15</text:p>
          </table:table-cell>
          <table:table-cell table:style-name="ce450" office:value-type="date" office:date-value="2018-06-17" calcext:value-type="date">
            <text:p>17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8" table:number-columns-repeated="2"/>
          <table:table-cell table:number-columns-repeated="1015"/>
        </table:table-row>
        <table:table-row table:style-name="ro1">
          <table:table-cell table:style-name="ce449" office:value-type="string" calcext:value-type="string">
            <text:p>Aula 16</text:p>
          </table:table-cell>
          <table:table-cell table:style-name="ce450" office:value-type="date" office:date-value="2018-06-24" calcext:value-type="date">
            <text:p>24/6/18</text:p>
          </table:table-cell>
          <table:table-cell table:style-name="ce308" office:value-type="string" calcext:value-type="string">
            <text:p>paga</text:p>
          </table:table-cell>
          <table:table-cell table:style-name="ce228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7</text:p>
          </table:table-cell>
          <table:table-cell table:style-name="ce451" office:value-type="date" office:date-value="2018-07-01" calcext:value-type="date">
            <text:p>1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8</text:p>
          </table:table-cell>
          <table:table-cell table:style-name="ce451" office:value-type="date" office:date-value="2018-07-08" calcext:value-type="date">
            <text:p>8/7/18</text:p>
          </table:table-cell>
          <table:table-cell table:style-name="ce308" office:value-type="string" calcext:value-type="string">
            <text:p>paga</text:p>
          </table:table-cell>
          <table:table-cell table:style-name="ce229" office:value-type="string" calcext:value-type="string">
            <text:p>Servlet JSTL</text:p>
          </table:table-cell>
          <table:table-cell table:style-name="ce229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19</text:p>
          </table:table-cell>
          <table:table-cell table:style-name="ce306" office:value-type="date" office:date-value="2018-07-15" calcext:value-type="date">
            <text:p>15/7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0</text:p>
          </table:table-cell>
          <table:table-cell table:style-name="ce452" office:value-type="date" office:date-value="2018-07-22" calcext:value-type="date">
            <text:p>22/7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ntegração JSF - bootstrap</text:p>
          </table:table-cell>
          <table:table-cell table:style-name="ce275"/>
          <table:table-cell table:style-name="ce27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00" office:value-type="string" calcext:value-type="string">
            <text:p>Aula 21</text:p>
          </table:table-cell>
          <table:table-cell table:style-name="ce304" office:value-type="date" office:date-value="2018-07-29" calcext:value-type="date">
            <text:p>29/7/18</text:p>
          </table:table-cell>
          <table:table-cell table:style-name="ce307" office:value-type="string" calcext:value-type="string">
            <text:p>paga</text:p>
          </table:table-cell>
          <table:table-cell table:style-name="ce223" office:value-type="string" calcext:value-type="string">
            <text:p>Maven – Modularização do projeto BD</text:p>
          </table:table-cell>
          <table:table-cell table:style-name="ce223"/>
          <table:table-cell table:style-name="ce223" office:value-type="float" office:value="1" calcext:value-type="float">
            <text:p>1</text:p>
          </table:table-cell>
          <table:table-cell table:style-name="ce240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2</text:p>
          </table:table-cell>
          <table:table-cell table:style-name="ce258" office:value-type="date" office:date-value="2018-08-05" calcext:value-type="date">
            <text:p>5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3</text:p>
          </table:table-cell>
          <table:table-cell table:style-name="ce258" office:value-type="date" office:date-value="2018-08-19" calcext:value-type="date">
            <text:p>19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4</text:p>
          </table:table-cell>
          <table:table-cell table:style-name="ce258" office:value-type="date" office:date-value="2018-08-26" calcext:value-type="date">
            <text:p>26/8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8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01" office:value-type="string" calcext:value-type="string">
            <text:p>Aula 25</text:p>
          </table:table-cell>
          <table:table-cell table:style-name="ce306" office:value-type="date" office:date-value="2018-09-02" calcext:value-type="date">
            <text:p>2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6</text:p>
          </table:table-cell>
          <table:table-cell table:style-name="ce306" office:value-type="date" office:date-value="2018-09-16" calcext:value-type="date">
            <text:p>16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01" office:value-type="string" calcext:value-type="string">
            <text:p>Aula 27</text:p>
          </table:table-cell>
          <table:table-cell table:style-name="ce306" office:value-type="date" office:date-value="2018-09-30" calcext:value-type="date">
            <text:p>30/9/18</text:p>
          </table:table-cell>
          <table:table-cell table:style-name="ce308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02" office:value-type="string" calcext:value-type="string">
            <text:p>Aula 28</text:p>
          </table:table-cell>
          <table:table-cell table:style-name="ce452" office:value-type="date" office:date-value="2018-10-14" calcext:value-type="date">
            <text:p>14/10/18</text:p>
          </table:table-cell>
          <table:table-cell table:style-name="ce230" office:value-type="string" calcext:value-type="string">
            <text:p>paga</text:p>
          </table:table-cell>
          <table:table-cell table:style-name="ce275" office:value-type="string" calcext:value-type="string">
            <text:p>Implemente um crud usando JSF e JPA</text:p>
          </table:table-cell>
          <table:table-cell table:style-name="ce275" office:value-type="string" calcext:value-type="string">
            <text:p>-</text:p>
          </table:table-cell>
          <table:table-cell table:style-name="ce275" office:value-type="float" office:value="8" calcext:value-type="float">
            <text:p>8</text:p>
          </table:table-cell>
          <table:covered-table-cell/>
          <table:table-cell table:style-name="ce328" office:value-type="date" office:date-value="2018-10-23" calcext:value-type="date">
            <text:p>23/10/18</text:p>
          </table:table-cell>
          <table:table-cell table:style-name="ce228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08:33:06.95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7-29T09:13:17.786000000</dc:date>
    <meta:editing-cycles>619</meta:editing-cycles>
    <meta:editing-duration>P1DT3H41M33S</meta:editing-duration>
    <meta:document-statistic meta:table-count="7" meta:cell-count="1097" meta:object-count="0"/>
  </office:meta>
</office:document-meta>
</file>